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673ab7" draw:marker-start-width="0.28cm" draw:marker-end-width="0.28cm" draw:fill="solid" draw:fill-color="#d1c4e9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cm" draw:marker-start-width="0.28cm" draw:marker-end-width="0.28cm" draw:fill="solid" draw:fill-color="#c5cae9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9e9e9e" draw:marker-start-width="0.28cm" draw:marker-end-width="0.28cm" draw:fill="solid" draw:fill-color="#f5f5f5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ffc107" draw:marker-start-width="0.28cm" draw:marker-end-width="0.28cm" draw:fill="solid" draw:fill-color="#ffecb3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9c27b0" draw:marker-start-width="0.28cm" draw:marker-end-width="0.28cm" draw:fill="solid" draw:fill-color="#e1bee7" draw:textarea-horizontal-align="justify" draw:textarea-vertical-align="middle" draw:auto-grow-height="false" fo:min-height="0.604cm" fo:min-width="4.604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e91e63" draw:marker-start-width="0.28cm" draw:marker-end-width="0.28cm" draw:fill="solid" draw:fill-color="#f8bbd0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ff5722" draw:marker-start-width="0.28cm" draw:marker-end-width="0.28cm" draw:fill="solid" draw:fill-color="#ffccbc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cddc39" draw:marker-start-width="0.28cm" draw:marker-end-width="0.28cm" draw:fill="solid" draw:fill-color="#f0f4c3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cm" svg:stroke-color="#ffeb3b" draw:marker-start-width="0.28cm" draw:marker-end-width="0.28cm" draw:fill="solid" draw:fill-color="#fff9c4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cm" svg:stroke-color="#ff9800" draw:marker-start-width="0.28cm" draw:marker-end-width="0.28cm" draw:fill="solid" draw:fill-color="#ffe0b2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svg:stroke-width="0.05cm" svg:stroke-color="#f44336" draw:marker-start-width="0.28cm" draw:marker-end-width="0.28cm" draw:fill="solid" draw:fill-color="#ffcdd2" draw:textarea-horizontal-align="justify" draw:textarea-vertical-align="middle" draw:auto-grow-height="false" fo:min-height="0.604cm" fo:min-width="6.354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color="#f44336" draw:textarea-vertical-align="middle"/>
    </style:style>
    <style:style style:name="gr13" style:family="graphic" style:parent-style-name="standard">
      <style:graphic-properties svg:stroke-width="0.05cm" svg:stroke-color="#9c27b0" draw:marker-start-width="0.28cm" draw:marker-end-width="0.28cm" draw:fill="solid" draw:fill-color="#e1bee7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2.354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2.854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60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3.354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svg:stroke-width="0.05cm" svg:stroke-color="#8bc34a" draw:marker-start-width="0.28cm" draw:marker-end-width="0.28cm" draw:fill="solid" draw:fill-color="#dcedc8" draw:textarea-horizontal-align="justify" draw:textarea-vertical-align="middle" draw:auto-grow-height="false" fo:min-height="0.604cm" fo:min-width="4.354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svg:stroke-color="#ffc107" draw:textarea-vertical-align="middle"/>
    </style:style>
    <style:style style:name="gr20" style:family="graphic" style:parent-style-name="standard">
      <style:graphic-properties svg:stroke-color="#ff5722" draw:textarea-vertical-align="middle"/>
    </style:style>
    <style:style style:name="gr21" style:family="graphic" style:parent-style-name="standard">
      <style:graphic-properties svg:stroke-color="#9e9e9e" draw:textarea-vertical-align="middle"/>
    </style:style>
    <style:style style:name="gr22" style:family="graphic" style:parent-style-name="objectwithoutfill">
      <style:graphic-properties svg:stroke-color="#9e9e9e" draw:fill="none" draw:textarea-vertical-align="middle"/>
    </style:style>
    <style:style style:name="gr23" style:family="graphic" style:parent-style-name="standard">
      <style:graphic-properties svg:stroke-color="#9c27b0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d1c4e9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c5cae9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5f5f5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ecb3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e1bee7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8bbd0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solid" draw:fill-color="#ffccbc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0f4c3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9c4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solid" draw:fill-color="#ffe0b2"/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solid" draw:fill-color="#ffcdd2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dcedc8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de" fo:country="DE" style:font-size-asian="12pt" style:font-size-complex="12pt"/>
    </style:style>
    <style:style style:name="T3" style:family="text">
      <style:text-properties fo:font-size="12pt" fo:language="de" fo:country="A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1cm" svg:x="9cm" svg:y="9.5cm">
          <text:p text:style-name="P1"><text:span text:style-name="T1">Nginx Proxy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cm" svg:x="19cm" svg:y="11cm">
          <text:p text:style-name="P1"><text:span text:style-name="T2">beliebiges</text:span><text:span text:style-name="T1"> 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cm" svg:x="9cm" svg:y="11cm">
          <text:p text:style-name="P1"><text:span text:style-name="T1">Ubuntu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cm" svg:height="1cm" svg:x="9cm" svg:y="14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cm" svg:height="1cm" svg:x="19cm" svg:y="14cm">
          <text:p text:style-name="P1"><text:span text:style-name="T1">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7cm" svg:height="1cm" svg:x="19cm" svg:y="9.5cm">
          <text:p text:style-name="P1"><text:span text:style-name="T3">beliebiger</text:span><text:span text:style-name="T1"> Webbrow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1" draw:id="id1" draw:layer="layout" svg:width="5.25cm" svg:height="1cm" svg:x="0.75cm" svg:y="4cm">
          <text:p text:style-name="P1"><text:span text:style-name="T1">PostgresQL Datenb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7cm" svg:height="1cm" svg:x="9cm" svg:y="8cm">
          <text:p text:style-name="P1"><text:span text:style-name="T1">Cowboy Applikations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1cm" svg:x="19cm" svg:y="4cm">
          <text:p text:style-name="P1"><text:span text:style-name="T1">Phoenix JS 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" draw:id="id4" draw:layer="layout" svg:width="7cm" svg:height="1cm" svg:x="9cm" svg:y="2.5cm">
          <text:p text:style-name="P1"><text:span text:style-name="T1">Business Logik Elixir Proz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7cm" svg:height="1cm" svg:x="19cm" svg:y="5.5cm">
          <text:p text:style-name="P1"><text:span text:style-name="T1">HTML 5 Webse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7cm" svg:height="1cm" svg:x="19cm" svg:y="2.5cm">
          <text:p text:style-name="P1"><text:span text:style-name="T1">Tailwind C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5" draw:id="id5" draw:layer="layout" svg:width="7cm" svg:height="1cm" svg:x="19.001cm" svg:y="4.001cm">
          <text:p text:style-name="P1"><text:span text:style-name="T1">Phoenix + Alpine JS 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2" draw:id="id2" draw:layer="layout" svg:width="7cm" svg:height="1cm" svg:x="9cm" svg:y="5.5cm">
          <text:p text:style-name="P1"><text:span text:style-name="T1">Phoenix Applik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3" draw:id="id3" draw:layer="layout" svg:width="7cm" svg:height="1cm" svg:x="9cm" svg:y="4cm">
          <text:p text:style-name="P1"><text:span text:style-name="T1">LiveView Prozes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3" draw:layer="layout" svg:x1="3.375cm" svg:y1="5cm" svg:x2="9cm" svg:y2="6cm" draw:start-shape="id1" draw:start-glue-point="2" draw:end-shape="id2" draw:end-glue-point="3" svg:d="M3375 5000v1000h5625" svg:viewBox="0 0 5626 1001">
          <text:p/>
        </draw:connector>
        <draw:custom-shape draw:style-name="gr13" draw:text-style-name="P6" xml:id="id6" draw:id="id6" draw:layer="layout" svg:width="5cm" svg:height="1cm" svg:x="1cm" svg:y="1cm">
          <text:p text:style-name="P1"><text:span text:style-name="T1">Externe Datenquell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3cm" svg:height="1cm" svg:x="3cm" svg:y="9cm">
          <text:p text:style-name="P1"><text:span text:style-name="T1">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3.5cm" svg:height="1cm" svg:x="2.5cm" svg:y="12cm">
          <text:p text:style-name="P1"><text:span text:style-name="T1">Back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4" draw:layer="layout" svg:width="5.249cm" svg:height="1cm" svg:x="0.75cm" svg:y="10.5cm">
          <text:p text:style-name="P1"><text:span text:style-name="T1">Automatische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4" draw:layer="layout" svg:width="3cm" svg:height="1cm" svg:x="3cm" svg:y="7.5cm">
          <text:p text:style-name="P1"><text:span text:style-name="T1">Te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4cm" svg:height="1cm" svg:x="2cm" svg:y="13.5cm">
          <text:p text:style-name="P1"><text:span text:style-name="T1">Dok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5cm" svg:height="1cm" svg:x="1cm" svg:y="15cm">
          <text:p text:style-name="P1"><text:span text:style-name="T1">Quelloffener 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3" draw:layer="layout" svg:x1="6cm" svg:y1="4.5cm" svg:x2="9cm" svg:y2="4.5cm" draw:start-shape="id1" draw:start-glue-point="1" draw:end-shape="id3" draw:end-glue-point="3" svg:d="M6000 4500h3000" svg:viewBox="0 0 3001 1">
          <text:p/>
        </draw:connector>
        <draw:connector draw:style-name="gr20" draw:text-style-name="P13" draw:layer="layout" svg:x1="3.375cm" svg:y1="4cm" svg:x2="9cm" svg:y2="3cm" draw:start-shape="id1" draw:start-glue-point="0" draw:end-shape="id4" draw:end-glue-point="3" svg:d="M3375 4000v-1000h5625" svg:viewBox="0 0 5626 1001">
          <text:p/>
        </draw:connector>
        <draw:connector draw:style-name="gr21" draw:text-style-name="P13" draw:layer="layout" svg:x1="16cm" svg:y1="4.5cm" svg:x2="19.001cm" svg:y2="4.501cm" draw:start-shape="id3" draw:start-glue-point="1" draw:end-shape="id5" draw:end-glue-point="3" svg:d="M16000 4500h1501v1h1500" svg:viewBox="0 0 3002 2">
          <text:p/>
        </draw:connector>
        <draw:connector draw:style-name="gr21" draw:text-style-name="P13" draw:layer="layout" svg:x1="12.5cm" svg:y1="3.5cm" svg:x2="12.5cm" svg:y2="4cm" draw:start-shape="id4" draw:start-glue-point="2" draw:end-shape="id3" draw:end-glue-point="0" svg:d="M12500 3500v500" svg:viewBox="0 0 1 501">
          <text:p/>
        </draw:connector>
        <draw:line draw:style-name="gr22" draw:text-style-name="P15" draw:layer="layout" svg:x1="12.5cm" svg:y1="5cm" svg:x2="12.5cm" svg:y2="5.5cm">
          <text:p/>
        </draw:line>
        <draw:connector draw:style-name="gr23" draw:text-style-name="P13" draw:layer="layout" svg:x1="6cm" svg:y1="1.5cm" svg:x2="12.5cm" svg:y2="2.5cm" draw:start-shape="id6" draw:start-glue-point="1" draw:end-shape="id4" draw:end-glue-point="0" svg:d="M6000 1500h6500v1000" svg:viewBox="0 0 650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f51b5" draw:marker-start-width="0.2cm" draw:marker-start-center="false" draw:marker-end-width="0.2cm" draw:marker-end-center="false" draw:stroke-linejoin="round" draw:fill="solid" draw:fill-color="#c5cae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auto-grow-height="false" fo:padding-top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5T09:04:18.953412339</meta:creation-date>
    <dc:date>2022-02-25T13:08:59.844979691</dc:date>
    <meta:editing-duration>PT38M42S</meta:editing-duration>
    <meta:editing-cycles>8</meta:editing-cycles>
    <meta:generator>LibreOffice/7.3.0.3$Linux_X86_64 LibreOffice_project/30$Build-3</meta:generator>
    <meta:document-statistic meta:object-count="29"/>
  </office:meta>
</office:document-meta>
</file>